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style:line-height-at-least="0.198in" fo:orphans="2" fo:widows="2" fo:text-indent="0in" style:auto-text-indent="false"/>
    </style:style>
    <style:style style:name="P2" style:family="paragraph" style:parent-style-name="Text_20_body">
      <style:paragraph-properties fo:margin-left="0in" fo:margin-right="0in" style:line-height-at-least="0.198in" fo:text-align="center" style:justify-single-word="false" fo:orphans="2" fo:widows="2" fo:text-indent="0in" style:auto-text-indent="false"/>
      <style:text-properties fo:font-variant="normal" fo:text-transform="none" fo:color="#3a2a34" style:font-name="Verdana" fo:font-size="9.75pt" fo:letter-spacing="normal" fo:font-style="normal" fo:font-weight="bold"/>
    </style:style>
    <style:style style:name="P3" style:family="paragraph" style:parent-style-name="Text_20_body">
      <style:paragraph-properties fo:margin-left="0in" fo:margin-right="0in" fo:margin-top="0in" fo:margin-bottom="0in" style:line-height-at-least="0.1563in" fo:orphans="2" fo:widows="2" fo:text-indent="0in" style:auto-text-indent="false" fo:padding="0in" fo:border="none"/>
      <style:text-properties fo:font-variant="normal" fo:text-transform="none" fo:color="#3a2a34" style:font-name="Verdana" fo:font-size="9.75pt" fo:letter-spacing="normal" fo:font-style="normal" fo:font-weight="bold"/>
    </style:style>
    <style:style style:name="P4" style:family="paragraph" style:parent-style-name="Text_20_body">
      <style:paragraph-properties fo:margin-left="0in" fo:margin-right="0in" fo:margin-top="0in" fo:margin-bottom="0in" style:line-height-at-least="0.1563in" fo:orphans="2" fo:widows="2" fo:text-indent="0in" style:auto-text-indent="false" fo:padding="0in" fo:border="none"/>
      <style:text-properties fo:font-variant="normal" fo:text-transform="none" fo:color="#3a2a34" style:font-name="Verdana" fo:font-size="9.75pt" fo:letter-spacing="normal" fo:font-style="normal" fo:font-weight="normal"/>
    </style:style>
    <style:style style:name="P5" style:family="paragraph" style:parent-style-name="Standard">
      <style:paragraph-properties fo:margin-left="0in" fo:margin-right="0in" style:line-height-at-least="0.198in" fo:orphans="2" fo:widows="2" fo:text-indent="0in" style:auto-text-indent="false"/>
    </style:style>
    <style:style style:name="P6" style:family="paragraph" style:parent-style-name="Standard">
      <style:paragraph-properties fo:margin-left="0in" fo:margin-right="0in" style:line-height-at-least="0.198in" fo:text-align="center" style:justify-single-word="false" fo:orphans="2" fo:widows="2" fo:text-indent="0in" style:auto-text-indent="false"/>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00000" style:font-name="sans-serif" fo:font-size="9.75pt" fo:letter-spacing="normal" fo:font-style="italic" fo:font-weight="normal"/>
    </style:style>
    <style:style style:name="T3"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4"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5" style:family="text">
      <style:text-properties fo:font-variant="normal" fo:text-transform="none" fo:color="#0b0080" style:font-name="sans-serif" fo:font-size="9.75pt" fo:letter-spacing="normal" fo:font-style="normal" style:text-underline-style="solid" style:text-underline-width="auto" style:text-underline-color="font-color" fo:font-weight="normal"/>
    </style:style>
    <style:style style:name="T6" style:family="text">
      <style:text-properties fo:font-style="italic"/>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311in" fo:margin-right="0.0311in" fo:margin-top="0.0311in" fo:margin-bottom="0.0311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andala: </text:span></text:p>
      <text:p text:style-name="P5"><text:span text:style-name="T1"/></text:p>
      <text:p text:style-name="P5"><text:span text:style-name="T1">Depicted by </text:span><text:span text:style-name="T2">"the four outer circles: the purifying fire of wisdom, the </text:span><text:a xlink:type="simple" xlink:href="http://en.wikipedia.org/wiki/Vajra"><text:span text:style-name="T3">vajra</text:span></text:a><text:span text:style-name="T2"> circle, the circle with the eight tombs, the lotus circle."</text:span> </text:p>
      <text:p text:style-name="P5"/>
      <text:p text:style-name="P1"><text:span text:style-name="T1">The mandala can be shown to represent in visual form the core essence of the </text:span><text:a xlink:type="simple" xlink:href="http://en.wikipedia.org/wiki/Vajrayana"><text:span text:style-name="T4">Vajrayana</text:span></text:a><text:span text:style-name="T1"> teachings. In the mandala, the outer circle of fire usually symbolises wisdom. The ring of 8 </text:span><text:a xlink:type="simple" xlink:href="http://en.wikipedia.org/wiki/Charnel_ground">charnel grounds</text:a><text:bookmark text:name="cite_ref-23"/><text:a xlink:type="simple" xlink:href="http://en.wikipedia.org/wiki/Mandala#cite_note-23">[24]</text:a><text:span text:style-name="T1"> represents the </text:span><text:a xlink:type="simple" xlink:href="http://en.wikipedia.org/wiki/Buddhist"><text:span text:style-name="T4">Buddhist</text:span></text:a><text:span text:style-name="T1"> exhortation to always be mindful of death, and the impermanence with which </text:span><text:a xlink:type="simple" xlink:href="http://en.wikipedia.org/wiki/Samsara"><text:span text:style-name="T3">samsara</text:span></text:a><text:span text:style-name="T1"> is suffused: </text:span><text:span text:style-name="T2">"such locations were utilized in order to confront and to realize the transient nature of life."</text:span><text:bookmark text:name="cite_ref-24"/><text:a xlink:type="simple" xlink:href="http://en.wikipedia.org/wiki/Mandala#cite_note-24"><text:span text:style-name="T4">[25]</text:span></text:a><text:span text:style-name="T1"> Described elsewhere: </text:span><text:span text:style-name="T2">"within a flaming rainbow nimbus and encircled by a black ring of </text:span><text:a xlink:type="simple" xlink:href="http://en.wikipedia.org/wiki/Dorje"><text:span text:style-name="T3">dorjes</text:span></text:a><text:span text:style-name="T2">, the major outer ring depicts the eight great charnel grounds, to emphasize the dangerous nature of human life."</text:span><text:bookmark text:name="cite_ref-25"/><text:a xlink:type="simple" xlink:href="http://en.wikipedia.org/wiki/Mandala#cite_note-25"><text:span text:style-name="T4">[26]</text:span></text:a><text:span text:style-name="T1"> Inside these rings lie the walls of the mandala palace itself, specifically a place populated by deities and </text:span><text:a xlink:type="simple" xlink:href="http://en.wikipedia.org/wiki/Buddha_(general)"><text:span text:style-name="T4">Buddhas</text:span></text:a><text:span text:style-name="T1">.</text:span></text:p>
      <text:p text:style-name="P1"><text:span text:style-name="T1">One well-known type of mandala, in Japan is the mandala of the "Five Buddhas", archetypal Buddha forms embodying various aspects of enlightenment. Such Buddhas are depicted depending on the school of </text:span><text:a xlink:type="simple" xlink:href="http://en.wikipedia.org/wiki/Buddhism"><text:span text:style-name="T5">Buddhism</text:span></text:a><text:span text:style-name="T1">, and even the specific purpose of the mandala. A common mandala of this type is that of the </text:span><text:a xlink:type="simple" xlink:href="http://en.wikipedia.org/wiki/Five_Wisdom_Buddhas"><text:span text:style-name="T4">Five Wisdom Buddhas</text:span></text:a><text:span text:style-name="T1"> (a.k.a. Five </text:span><text:a xlink:type="simple" xlink:href="http://en.wikipedia.org/wiki/Jinas"><text:span text:style-name="T3">Jinas</text:span></text:a><text:span text:style-name="T1">), the Buddhas </text:span><text:a xlink:type="simple" xlink:href="http://en.wikipedia.org/wiki/Vairocana"><text:span text:style-name="T4">Vairocana</text:span></text:a><text:span text:style-name="T1">, </text:span><text:a xlink:type="simple" xlink:href="http://en.wikipedia.org/wiki/Aksobhya"><text:span text:style-name="T4">Aksobhya</text:span></text:a><text:span text:style-name="T1">, </text:span><text:a xlink:type="simple" xlink:href="http://en.wikipedia.org/wiki/Ratnasambhava"><text:span text:style-name="T4">Ratnasambhava</text:span></text:a><text:span text:style-name="T1">, </text:span><text:a xlink:type="simple" xlink:href="http://en.wikipedia.org/wiki/Amitabha"><text:span text:style-name="T4">Amitabha</text:span></text:a><text:span text:style-name="T1"> and </text:span><text:a xlink:type="simple" xlink:href="http://en.wikipedia.org/wiki/Amoghasiddhi"><text:span text:style-name="T4">Amoghasiddhi</text:span></text:a><text:span text:style-name="T1">. When paired with another mandala depicting the </text:span><text:a xlink:type="simple" xlink:href="http://en.wikipedia.org/wiki/Five_Wisdom_Kings"><text:span text:style-name="T4">Five Wisdom Kings</text:span></text:a><text:span text:style-name="T1">, this forms the </text:span><text:a xlink:type="simple" xlink:href="http://en.wikipedia.org/wiki/Mandala_of_the_Two_Realms"><text:span text:style-name="T4">Mandala of the Two Realms</text:span></text:a><text:span text:style-name="T1">.</text:span></text:p>
      <text:p text:style-name="P6"><draw:frame draw:style-name="fr2" draw:name="graphics2" text:anchor-type="paragraph" svg:x="0.7937in" svg:y="0.6445in" svg:width="3.1252in" svg:height="3.1146in" draw:z-index="0"><draw:image xlink:href="http://www.heritagewatchinternational.org/images/stories/dharma%20logo.png" xlink:type="simple" xlink:show="embed" xlink:actuate="onLoad"/></draw:frame><text:soft-page-break/><draw:frame draw:style-name="fr1" draw:name="graphics1" text:anchor-type="as-char" svg:y="-8.2307in" svg:width="5.7555in" svg:height="3.9516in" draw:z-index="1"><draw:image xlink:href="http://www.healingmandala.org/images/mandala.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text:s/><draw:frame draw:style-name="fr3" draw:name="graphics3" text:anchor-type="as-char" svg:width="2.0835in" svg:height="2.052in" draw:z-index="2"><draw:image xlink:href="http://upload.wikimedia.org/wikipedia/commons/thumb/a/a2/Sri_Yantra_256bw.gif/200px-Sri_Yantra_256bw.gif" xlink:type="simple" xlink:show="embed" xlink:actuate="onLoad"/></draw:frame> </text:p>
      <text:p text:style-name="P6"/>
      <text:p text:style-name="P6"/>
      <text:p text:style-name="P6"/>
      <text:p text:style-name="P6"/>
      <text:p text:style-name="P6"/>
      <text:p text:style-name="P6"/>
      <text:p text:style-name="P6"/>
      <text:p text:style-name="P6"><draw:frame draw:style-name="fr3" draw:name="graphics4" text:anchor-type="as-char" svg:width="1.7291in" svg:height="2.0835in" draw:z-index="3"><draw:image xlink:href="http://upload.wikimedia.org/wikipedia/commons/thumb/7/70/Mandala_of_the_Six_Chakravartins.JPG/166px-Mandala_of_the_Six_Chakravartins.JPG" xlink:type="simple" xlink:show="embed" xlink:actuate="onLoad"/></draw:frame> </text:p>
      <text:p text:style-name="P6"/>
      <text:p text:style-name="P6"/>
      <text:p text:style-name="P6"/>
      <text:p text:style-name="P6"/>
      <text:p text:style-name="P6"><draw:frame draw:style-name="fr3" draw:name="graphics5" text:anchor-type="as-char" svg:width="2.2917in" svg:height="2.8854in" draw:z-index="4"><draw:image xlink:href="http://upload.wikimedia.org/wikipedia/commons/thumb/e/e9/Painted_17th_century_Tibetan_%27Five_Deity_Mandala%27%2C_in_the_center_is_Rakta_Yamari_%28the_Red_Enemy_of_Death%29_embracing_his_consort_Vajra_Vetali%2C_in_the_corners_are_the_Red%2C_Green_White_and_Yellow_Yamari.jpg/220px-Painted_17th_century_Tibetan_%27Five_Deity_Mandala%27%2C_in_the_center_is_Rakta_Yamari_%28the_Red_Enemy_of_Death%29_embracing_his_consort_Vajra_Vetali%2C_in_the_corners_are_the_Red%2C_Green_White_and_Yellow_Yamari.jpg" xlink:type="simple" xlink:show="embed" xlink:actuate="onLoad"/></draw:frame> </text:p>
      <text:p text:style-name="P6"/>
      <text:p text:style-name="P6"><text:soft-page-break/></text:p>
      <text:p text:style-name="P6"/>
      <text:p text:style-name="P6"/>
      <text:p text:style-name="P6"/>
      <text:p text:style-name="P6"/>
      <text:p text:style-name="P6"><draw:frame draw:style-name="fr3" draw:name="graphics6" text:anchor-type="as-char" svg:width="2.2917in" svg:height="1.7189in" draw:z-index="5"><draw:image xlink:href="http://upload.wikimedia.org/wikipedia/commons/thumb/5/5d/Mandala.jpg/220px-Mandala.jpg" xlink:type="simple" xlink:show="embed" xlink:actuate="onLoad"/></draw:frame> </text:p>
      <text:p text:style-name="P6"/>
      <text:p text:style-name="P6"/>
      <text:p text:style-name="P6"/>
      <text:p text:style-name="P6"/>
      <text:p text:style-name="P6"/>
      <text:p text:style-name="P6"><draw:frame draw:style-name="fr3" draw:name="graphics7" text:anchor-type="as-char" svg:width="3.6457in" svg:height="4.5209in" draw:z-index="6"><draw:image xlink:href="http://upload.wikimedia.org/wikipedia/commons/thumb/a/aa/Mandala_of_Vajradhatu.JPG/350px-Mandala_of_Vajradhatu.JPG" xlink:type="simple" xlink:show="embed" xlink:actuate="onLoad"/></draw:frame> </text:p>
      <text:p text:style-name="P6"/>
      <text:p text:style-name="P6"/>
      <text:p text:style-name="P6"/>
      <text:p text:style-name="P6"/>
      <text:p text:style-name="P6"/>
      <text:p text:style-name="P2">White lotus</text:p>
      <text:p text:style-name="P4">This symbolizes Bodhi, the state of total mental purity and spiritual perfection, and the pacification of our nature. It generally has eight petals corresponding to the Noble Eightfold Path <text:soft-page-break/>of the Good Law. It is the lotus found at the heart of the Garbhadhatu Mandala, being the womb or embryo of the world. It is characteristic of the esoteric sects, and the lotus of the Buddhas.</text:p>
      <text:p text:style-name="P3">Red lotus</text:p>
      <text:p text:style-name="P4">This symbolizes the original nature of the heart (<text:span text:style-name="T6">hrdaya</text:span>). It is the lotus of love, compassion, passion, activity and all the qualities of the heart. It is the lotus of Avalokitesvara.</text:p>
      <text:p text:style-name="P3">Blue lotus</text:p>
      <text:p text:style-name="P4">This is the symbol of the victory of the spirit over the senses, of intelligence and wisdom, of knowledge. It is always represented as a partially opened bud, and (unlike the red lotus) its centre is never seen. It is the lotus of Manjusri, and also one of the attributes of Prajnaparamita, the embodiment of the 'perfection of wisdom'.</text:p>
      <text:p text:style-name="P3">Pink lotus</text:p>
      <text:p text:style-name="P4">This is the supreme lotus, generally reserved for the highest deity, sometimes confused with the white lotus it is the lotus of the historical Buddha.</text:p>
      <text:p text:style-name="P3">Purple lotus</text:p>
      <text:p text:style-name="P4">This is the mystic lotus, represented only in images belonging to a few esoteric sects. The flowers may be in full bloom and reveal their heart, or in a bud. They may be supported by a simple stem, a triple stem (symbolizing the three divisions of Garbhadhatu: Vairocana, lotus and vajra), or a quintuple stem (symbolizing the Five Knowledges of Vajradhatu). The eight petals represent the Noble Eightfold Path and the eight principal acolyte deities of the central deity on the mandalas. The flowers may also be depicted presented in a cup or on a tray, as a symbol of homag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Verdana" svg:font-family="Verdan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5M53S</meta:editing-duration>
    <meta:editing-cycles>3</meta:editing-cycles>
    <meta:generator>OpenOffice.org/3.3$Win32 OpenOffice.org_project/330m20$Build-9567</meta:generator>
    <dc:date>2012-04-25T19:51:34.22</dc:date>
    <meta:document-statistic meta:table-count="0" meta:image-count="7" meta:object-count="0" meta:page-count="5" meta:paragraph-count="20" meta:word-count="518" meta:character-count="3112"/>
    <dc:creator>Seth Parson</dc:creator>
    <meta:user-defined meta:name="Info 1"/>
    <meta:user-defined meta:name="Info 2"/>
    <meta:user-defined meta:name="Info 3"/>
    <meta:user-defined meta:name="Info 4"/>
  </office:meta>
</office:document-meta>
</file>